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773a" officeooo:paragraph-rsid="0008773a"/>
    </style:style>
    <style:style style:name="P2" style:family="paragraph" style:parent-style-name="Text_20_body">
      <style:text-properties officeooo:paragraph-rsid="000dded6"/>
    </style:style>
    <style:style style:name="P3" style:family="paragraph" style:parent-style-name="Text_20_body">
      <style:text-properties officeooo:rsid="000f6cd6" officeooo:paragraph-rsid="000f6cd6"/>
    </style:style>
    <style:style style:name="P4" style:family="paragraph" style:parent-style-name="Text_20_body">
      <style:text-properties officeooo:rsid="001198ff" officeooo:paragraph-rsid="001198ff"/>
    </style:style>
    <style:style style:name="P5" style:family="paragraph" style:parent-style-name="Text_20_body">
      <style:text-properties officeooo:rsid="00128357" officeooo:paragraph-rsid="00128357"/>
    </style:style>
    <style:style style:name="P6" style:family="paragraph" style:parent-style-name="Text_20_body">
      <style:text-properties officeooo:rsid="0013549b" officeooo:paragraph-rsid="0013549b"/>
    </style:style>
    <style:style style:name="P7" style:family="paragraph" style:parent-style-name="Text_20_body">
      <style:text-properties officeooo:rsid="00151a1b" officeooo:paragraph-rsid="00151a1b"/>
    </style:style>
    <style:style style:name="P8" style:family="paragraph" style:parent-style-name="Text_20_body">
      <style:text-properties officeooo:rsid="0017ed55" officeooo:paragraph-rsid="0017ed55"/>
    </style:style>
    <style:style style:name="P9" style:family="paragraph" style:parent-style-name="Text_20_body">
      <style:text-properties officeooo:rsid="00187254" officeooo:paragraph-rsid="00187254"/>
    </style:style>
    <style:style style:name="P10" style:family="paragraph" style:parent-style-name="Text_20_body">
      <style:text-properties officeooo:rsid="001a5c7f" officeooo:paragraph-rsid="001a5c7f"/>
    </style:style>
    <style:style style:name="P11" style:family="paragraph" style:parent-style-name="Text_20_body">
      <style:text-properties officeooo:rsid="001afc81" officeooo:paragraph-rsid="001afc81"/>
    </style:style>
    <style:style style:name="P12" style:family="paragraph" style:parent-style-name="Text_20_body">
      <style:text-properties officeooo:rsid="001cc971" officeooo:paragraph-rsid="001cc971"/>
    </style:style>
    <style:style style:name="P13" style:family="paragraph" style:parent-style-name="Text_20_body">
      <style:text-properties officeooo:rsid="001d2949" officeooo:paragraph-rsid="001d2949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itle" style:master-page-name="First_20_Page">
      <style:paragraph-properties style:page-number="1"/>
      <style:text-properties officeooo:rsid="0008773a" officeooo:paragraph-rsid="0008773a"/>
    </style:style>
    <style:style style:name="P16" style:family="paragraph" style:parent-style-name="Heading_20_3">
      <style:text-properties officeooo:rsid="000dded6" officeooo:paragraph-rsid="000dded6"/>
    </style:style>
    <style:style style:name="P17" style:family="paragraph" style:parent-style-name="Heading_20_3">
      <style:text-properties officeooo:paragraph-rsid="000dded6"/>
    </style:style>
    <style:style style:name="P18" style:family="paragraph" style:parent-style-name="Heading_20_3">
      <style:text-properties officeooo:rsid="000f4d08" officeooo:paragraph-rsid="000f4d08"/>
    </style:style>
    <style:style style:name="P19" style:family="paragraph" style:parent-style-name="Heading_20_2">
      <style:text-properties officeooo:rsid="000dded6" officeooo:paragraph-rsid="000dded6"/>
    </style:style>
    <style:style style:name="P20" style:family="paragraph" style:parent-style-name="Contents_20_Heading" style:master-page-name="Standard">
      <style:paragraph-properties style:page-number="1" fo:break-before="page"/>
    </style:style>
    <style:style style:name="T1" style:family="text">
      <style:text-properties officeooo:rsid="000dded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Kengine documentation</text:p>
      <text:p text:style-name="P1"/>
      <text:p text:style-name="P1"/>
      <text:p text:style-name="P1"/>
      <text:table-of-content text:style-name="Sect1" text:protected="true" text:name="Innehållsförteckning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>
            <text:p text:style-name="P20">Table of Contents</text:p>
          </text:index-title>
        </text:index-body>
      </text:table-of-content>
      <text:p text:style-name="P1"/>
      <text:h text:style-name="P14" text:outline-level="1">Game.cpp</text:h>
      <text:h text:style-name="P19" text:outline-level="2"/>
      <text:h text:style-name="P19" text:outline-level="2">Functions:</text:h>
      <text:h text:style-name="P16" text:outline-level="3">Void changeState(GameState* state)</text:h>
      <text:p text:style-name="P3">Changes the current state of the game to the one passed.</text:p>
      <text:p text:style-name="P2"/>
      <text:h text:style-name="P16" text:outline-level="3">Void pushState(GameState* state)</text:h>
      <text:p text:style-name="P4">Pushes the given <text:s/>state onto the stack.</text:p>
      <text:p text:style-name="P2"/>
      <text:h text:style-name="P17" text:outline-level="3"><text:span text:style-name="T1">Void popState()</text:span></text:h>
      <text:p text:style-name="P5">Pops the last state.</text:p>
      <text:p text:style-name="P2"/>
      <text:h text:style-name="P16" text:outline-level="3">GameState* peekState()</text:h>
      <text:p text:style-name="P6">Returns the current state.</text:p>
      <text:p text:style-name="P2"/>
      <text:h text:style-name="P16" text:outline-level="3">Void handleEvents()</text:h>
      <text:p text:style-name="P7">Handles the events, like calling the current states input method aswell as keeping track of window events.</text:p>
      <text:p text:style-name="P2"/>
      <text:h text:style-name="P16" text:outline-level="3">Void update()</text:h>
      <text:p text:style-name="P2"/>
      <text:h text:style-name="P16" text:outline-level="3">Void draw()</text:h>
      <text:p text:style-name="P8">Handles all the drawing, calls the state drawing method.</text:p>
      <text:p text:style-name="P2"/>
      <text:h text:style-name="P16" text:outline-level="3">Bool running()</text:h>
      <text:p text:style-name="P9">Returns true if the game is running.</text:p>
      <text:p text:style-name="P2"/>
      <text:h text:style-name="P16" text:outline-level="3">Void quit()</text:h>
      <text:p text:style-name="P10">Changes m_running to false.</text:p>
      <text:h text:style-name="P16" text:outline-level="3"><text:soft-page-break/>Void gameLoop()</text:h>
      <text:p text:style-name="P11">This is the origin of the game loop.<text:line-break/>From here everything that needs to be called is called, like game.draw(), game.handleEvents().</text:p>
      <text:p text:style-name="P2"/>
      <text:h text:style-name="P18" text:outline-level="3">Sf::Clock getClock()</text:h>
      <text:p text:style-name="P12">Returns the clock on which the game operates.</text:p>
      <text:p text:style-name="P13"/>
      <text:h text:style-name="Heading_20_3" text:outline-level="3">Sf::time getDeltaTime()</text:h>
      <text:p text:style-name="P13">Returns a copy of delta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20:47:51.864000000</meta:creation-date>
    <meta:generator>LibreOffice/5.0.3.2$Windows_x86 LibreOffice_project/e5f16313668ac592c1bfb310f4390624e3dbfb75</meta:generator>
    <dc:date>2016-02-08T21:16:57.216000000</dc:date>
    <meta:editing-duration>PT28M58S</meta:editing-duration>
    <meta:editing-cycles>20</meta:editing-cycles>
    <meta:document-statistic meta:table-count="0" meta:image-count="0" meta:object-count="0" meta:page-count="5" meta:paragraph-count="28" meta:word-count="131" meta:character-count="856" meta:non-whitespace-character-count="752"/>
  </office:meta>
</office:document-meta>
</file>